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d40" officeooo:paragraph-rsid="000a4c75"/>
    </style:style>
    <style:style style:name="P2" style:family="paragraph" style:parent-style-name="Standard">
      <style:text-properties officeooo:rsid="001beb5d" officeooo:paragraph-rsid="000a4c75"/>
    </style:style>
    <style:style style:name="P3" style:family="paragraph" style:parent-style-name="Standard">
      <style:text-properties officeooo:rsid="000ef2a7" officeooo:paragraph-rsid="000ef2a7"/>
    </style:style>
    <style:style style:name="P4" style:family="paragraph" style:parent-style-name="Standard" style:list-style-name="L1">
      <style:text-properties officeooo:rsid="001beb5d" officeooo:paragraph-rsid="000a4c75"/>
    </style:style>
    <style:style style:name="P5" style:family="paragraph" style:parent-style-name="Standard">
      <style:text-properties officeooo:rsid="001beb5d" officeooo:paragraph-rsid="000a4c75"/>
    </style:style>
    <style:style style:name="P6" style:family="paragraph" style:parent-style-name="Standard" style:list-style-name="L1">
      <style:text-properties officeooo:rsid="000a4c75" officeooo:paragraph-rsid="000a4c75"/>
    </style:style>
    <style:style style:name="P7" style:family="paragraph" style:parent-style-name="Standard" style:list-style-name="L1">
      <style:text-properties officeooo:rsid="000d90c2" officeooo:paragraph-rsid="000d90c2"/>
    </style:style>
    <style:style style:name="P8" style:family="paragraph" style:parent-style-name="Standard">
      <style:text-properties officeooo:rsid="000d90c2" officeooo:paragraph-rsid="000acd3f"/>
    </style:style>
    <style:style style:name="P9" style:family="paragraph" style:parent-style-name="Standard" style:list-style-name="L1">
      <style:text-properties officeooo:rsid="000ef2a7" officeooo:paragraph-rsid="000ef2a7"/>
    </style:style>
    <style:style style:name="P10" style:family="paragraph" style:parent-style-name="Standard">
      <style:text-properties officeooo:rsid="0010afec" officeooo:paragraph-rsid="0010afec"/>
    </style:style>
    <style:style style:name="P11" style:family="paragraph" style:parent-style-name="Standard" style:list-style-name="L1">
      <style:text-properties officeooo:rsid="0010afec" officeooo:paragraph-rsid="0010afec"/>
    </style:style>
    <style:style style:name="T1" style:family="text">
      <style:text-properties officeooo:rsid="000f14ce"/>
    </style:style>
    <style:style style:name="T2" style:family="text">
      <style:text-properties officeooo:rsid="0010af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02: Project <text:span text:style-name="T2">8</text:span> Documentation</text:p>
      <text:p text:style-name="P2">Cayler Miley</text:p>
      <text:p text:style-name="P1"/>
      <text:p text:style-name="P2">Overview:</text:p>
      <text:p text:style-name="P10">This project demonstrates 5-card draw through use of a deck and a number of players who are dealt cards from the deck</text:p>
      <text:p text:style-name="P8"/>
      <text:p text:style-name="P3"><text:span text:style-name="T1">classes</text:span>.h included</text:p>
      <text:p text:style-name="P2"/>
      <text:p text:style-name="P2">Application:</text:p>
      <text:p text:style-name="P3">This project demonstrates the use of classes <text:span text:style-name="T1">within classes</text:span> and public versus private <text:span text:style-name="T1">members </text:span>of the class. The member functions allow access to the class elements and this project contains only 1 slot reel. <text:span text:style-name="T1">This project also expands upon the use of constructors and destructors.</text:span></text:p>
      <text:list xml:id="list80566314634472962" text:style-name="L1">
        <text:list-item>
          <text:p text:style-name="P4">Created in Ubuntu (on personal computer using VMware)</text:p>
        </text:list-item>
        <text:list-item>
          <text:p text:style-name="P4">Tested in Ubuntu (on personal computer using VMware)</text:p>
        </text:list-item>
        <text:list-item>
          <text:p text:style-name="P4">Compiled using g++</text:p>
        </text:list-item>
        <text:list-item>
          <text:p text:style-name="P4">Captured test case with script</text:p>
        </text:list-item>
        <text:list-item>
          <text:p text:style-name="P11">Use of overloaded operators and friend functions</text:p>
        </text:list-item>
        <text:list-item>
          <text:p text:style-name="P6">Menu system</text:p>
        </text:list-item>
        <text:list-item>
          <text:p text:style-name="P7">Completed using only dynamic memory</text:p>
        </text:list-item>
        <text:list-item>
          <text:p text:style-name="P11">Shuffling a deck</text:p>
        </text:list-item>
        <text:list-item>
          <text:p text:style-name="P6">Printing configuration to screen</text:p>
        </text:list-item>
        <text:list-item>
          <text:p text:style-name="P11">Printing discard, stock, and player cards respectively</text:p>
        </text:list-item>
        <text:list-item>
          <text:p text:style-name="P4">Commented according to personal style and class policy</text:p>
        </text:list-item>
        <text:list-item>
          <text:p text:style-name="P11">String data types</text:p>
        </text:list-item>
        <text:list-item>
          <text:p text:style-name="P11">Arrow notation when necessary</text:p>
        </text:list-item>
        <text:list-item>
          <text:p text:style-name="P9">makefile used</text:p>
        </text:list-item>
        <text:list-item>
          <text:p text:style-name="P9">Inclusion of <text:span text:style-name="T1">classes</text:span> header: <text:span text:style-name="T1">classes</text:span>.h</text:p>
        </text:list-item>
        <text:list-item>
          <text:p text:style-name="P9">Allocated memory is deleted</text:p>
        </text:list-item>
        <text:list-item>
          <text:p text:style-name="P9">Data members of the class are private, member functions are public</text:p>
        </text:list-item>
        <text:list-item>
          <text:p text:style-name="P9">Use of destructors and constructors <text:span text:style-name="T1">(including default and copy)</text:span></text:p>
        </text:list-item>
      </text:list>
      <text:p text:style-name="P2"/>
      <text:p text:style-name="P2">Conclusion:</text:p>
      <text:p text:style-name="P10">Project 8 was by far the most difficult project for me. It took me a long time to stop getting segmentation faults. I also had extreme trouble implementing the shuffle function and reading in players. It was difficult to determine how to find the element necessary for each for loop. Given more time I would include more error checking, but I was especially strapped for time in this project. I liked using overloaded operators and I became proficient in implementing them in the classes with this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01:36.935599011</meta:creation-date>
    <dc:date>2015-04-01T22:21:18.220922058</dc:date>
    <meta:editing-duration>P0D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282" meta:character-count="1671" meta:non-whitespace-character-count="1433"/>
  </office:meta>
</office:document-meta>
</file>